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79pt"/>
    </style:style>
    <style:style style:name="co2" style:family="table-column">
      <style:table-column-properties fo:break-before="auto" style:column-width="111.9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1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Surf</text:p>
          </table:table-cell>
          <table:table-cell/>
          <table:table-cell table:formula="of:=COM.MICROSOFT.CONCAT(&quot;{ID:&quot;;&quot;&quot;&quot;&quot;;[.A1];&quot;&quot;&quot;&quot;;&quot;, &quot;; &quot;move:&quot;; &quot;&quot;&quot;&quot;; [.B1]; &quot;&quot;&quot;&quot;;&quot;},&quot;)" office:value-type="string" office:string-value="{ID:&quot;PIKACHU&quot;, move:&quot;Surf&quot;}," calcext:value-type="string">
            <text:p>{ID:"PIKACHU", move:"Surf"},</text:p>
          </table:table-cell>
        </table:table-row>
        <table:table-row table:style-name="ro1">
          <table:table-cell office:value-type="string" calcext:value-type="string">
            <text:p>DRAGONITE</text:p>
          </table:table-cell>
          <table:table-cell office:value-type="string" calcext:value-type="string">
            <text:p>Draco Meteor</text:p>
          </table:table-cell>
          <table:table-cell/>
          <table:table-cell table:formula="of:=COM.MICROSOFT.CONCAT(&quot;{ID:&quot;;&quot;&quot;&quot;&quot;;[.A2];&quot;&quot;&quot;&quot;;&quot;, &quot;; &quot;move:&quot;; &quot;&quot;&quot;&quot;; [.B2]; &quot;&quot;&quot;&quot;;&quot;},&quot;)" office:value-type="string" office:string-value="{ID:&quot;DRAGONITE&quot;, move:&quot;Draco Meteor&quot;}," calcext:value-type="string">
            <text:p>{ID:"DRAGONITE", move:"Draco Meteor"},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Frenzy Plant</text:p>
          </table:table-cell>
          <table:table-cell/>
          <table:table-cell table:formula="of:=COM.MICROSOFT.CONCAT(&quot;{ID:&quot;;&quot;&quot;&quot;&quot;;[.A3];&quot;&quot;&quot;&quot;;&quot;, &quot;; &quot;move:&quot;; &quot;&quot;&quot;&quot;; [.B3]; &quot;&quot;&quot;&quot;;&quot;},&quot;)" office:value-type="string" office:string-value="{ID:&quot;VENUSAUR&quot;, move:&quot;Frenzy Plant&quot;}," calcext:value-type="string">
            <text:p>{ID:"VENUSAUR", move:"Frenzy Plant"},</text:p>
          </table:table-cell>
        </table:table-row>
        <table:table-row table:style-name="ro1">
          <table:table-cell office:value-type="string" calcext:value-type="string">
            <text:p>AMPHAROS</text:p>
          </table:table-cell>
          <table:table-cell office:value-type="string" calcext:value-type="string">
            <text:p>Dragon Pulse</text:p>
          </table:table-cell>
          <table:table-cell/>
          <table:table-cell table:formula="of:=COM.MICROSOFT.CONCAT(&quot;{ID:&quot;;&quot;&quot;&quot;&quot;;[.A4];&quot;&quot;&quot;&quot;;&quot;, &quot;; &quot;move:&quot;; &quot;&quot;&quot;&quot;; [.B4]; &quot;&quot;&quot;&quot;;&quot;},&quot;)" office:value-type="string" office:string-value="{ID:&quot;AMPHAROS&quot;, move:&quot;Dragon Pulse&quot;}," calcext:value-type="string">
            <text:p>{ID:"AMPHAROS", move:"Dragon Pulse"},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Blast Burn</text:p>
          </table:table-cell>
          <table:table-cell/>
          <table:table-cell table:formula="of:=COM.MICROSOFT.CONCAT(&quot;{ID:&quot;;&quot;&quot;&quot;&quot;;[.A5];&quot;&quot;&quot;&quot;;&quot;, &quot;; &quot;move:&quot;; &quot;&quot;&quot;&quot;; [.B5]; &quot;&quot;&quot;&quot;;&quot;},&quot;)" office:value-type="string" office:string-value="{ID:&quot;CHARIZARD&quot;, move:&quot;Blast Burn&quot;}," calcext:value-type="string">
            <text:p>{ID:"CHARIZARD", move:"Blast Burn"},</text:p>
          </table:table-cell>
        </table:table-row>
        <table:table-row table:style-name="ro1">
          <table:table-cell office:value-type="string" calcext:value-type="string">
            <text:p>TYRANITAR</text:p>
          </table:table-cell>
          <table:table-cell office:value-type="string" calcext:value-type="string">
            <text:p>Smack Down</text:p>
          </table:table-cell>
          <table:table-cell/>
          <table:table-cell table:formula="of:=COM.MICROSOFT.CONCAT(&quot;{ID:&quot;;&quot;&quot;&quot;&quot;;[.A6];&quot;&quot;&quot;&quot;;&quot;, &quot;; &quot;move:&quot;; &quot;&quot;&quot;&quot;; [.B6]; &quot;&quot;&quot;&quot;;&quot;},&quot;)" office:value-type="string" office:string-value="{ID:&quot;TYRANITAR&quot;, move:&quot;Smack Down&quot;}," calcext:value-type="string">
            <text:p>{ID:"TYRANITAR", move:"Smack Down"},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Hydro Cannon</text:p>
          </table:table-cell>
          <table:table-cell/>
          <table:table-cell table:formula="of:=COM.MICROSOFT.CONCAT(&quot;{ID:&quot;;&quot;&quot;&quot;&quot;;[.A7];&quot;&quot;&quot;&quot;;&quot;, &quot;; &quot;move:&quot;; &quot;&quot;&quot;&quot;; [.B7]; &quot;&quot;&quot;&quot;;&quot;},&quot;)" office:value-type="string" office:string-value="{ID:&quot;BLASTOISE&quot;, move:&quot;Hydro Cannon&quot;}," calcext:value-type="string">
            <text:p>{ID:"BLASTOISE", move:"Hydro Cannon"},</text:p>
          </table:table-cell>
        </table:table-row>
        <table:table-row table:style-name="ro1">
          <table:table-cell office:value-type="string" calcext:value-type="string">
            <text:p>EEVEE</text:p>
          </table:table-cell>
          <table:table-cell office:value-type="string" calcext:value-type="string">
            <text:p>Last Resort</text:p>
          </table:table-cell>
          <table:table-cell/>
          <table:table-cell table:formula="of:=COM.MICROSOFT.CONCAT(&quot;{ID:&quot;;&quot;&quot;&quot;&quot;;[.A8];&quot;&quot;&quot;&quot;;&quot;, &quot;; &quot;move:&quot;; &quot;&quot;&quot;&quot;; [.B8]; &quot;&quot;&quot;&quot;;&quot;},&quot;)" office:value-type="string" office:string-value="{ID:&quot;EEVEE&quot;, move:&quot;Last Resort&quot;}," calcext:value-type="string">
            <text:p>{ID:"EEVEE", move:"Last Resort"},</text:p>
          </table:table-cell>
        </table:table-row>
        <table:table-row table:style-name="ro1">
          <table:table-cell office:value-type="string" calcext:value-type="string">
            <text:p>VAPOREON</text:p>
          </table:table-cell>
          <table:table-cell office:value-type="string" calcext:value-type="string">
            <text:p>Last Resort</text:p>
          </table:table-cell>
          <table:table-cell/>
          <table:table-cell table:formula="of:=COM.MICROSOFT.CONCAT(&quot;{ID:&quot;;&quot;&quot;&quot;&quot;;[.A9];&quot;&quot;&quot;&quot;;&quot;, &quot;; &quot;move:&quot;; &quot;&quot;&quot;&quot;; [.B9]; &quot;&quot;&quot;&quot;;&quot;},&quot;)" office:value-type="string" office:string-value="{ID:&quot;VAPOREON&quot;, move:&quot;Last Resort&quot;}," calcext:value-type="string">
            <text:p>{ID:"VAPOREON", move:"Last Resort"},</text:p>
          </table:table-cell>
        </table:table-row>
        <table:table-row table:style-name="ro1">
          <table:table-cell office:value-type="string" calcext:value-type="string">
            <text:p>JOLTEON</text:p>
          </table:table-cell>
          <table:table-cell office:value-type="string" calcext:value-type="string">
            <text:p>Last Resort</text:p>
          </table:table-cell>
          <table:table-cell/>
          <table:table-cell table:formula="of:=COM.MICROSOFT.CONCAT(&quot;{ID:&quot;;&quot;&quot;&quot;&quot;;[.A10];&quot;&quot;&quot;&quot;;&quot;, &quot;; &quot;move:&quot;; &quot;&quot;&quot;&quot;; [.B10]; &quot;&quot;&quot;&quot;;&quot;},&quot;)" office:value-type="string" office:string-value="{ID:&quot;JOLTEON&quot;, move:&quot;Last Resort&quot;}," calcext:value-type="string">
            <text:p>{ID:"JOLTEON", move:"Last Resort"},</text:p>
          </table:table-cell>
        </table:table-row>
        <table:table-row table:style-name="ro1">
          <table:table-cell office:value-type="string" calcext:value-type="string">
            <text:p>FLAREON</text:p>
          </table:table-cell>
          <table:table-cell office:value-type="string" calcext:value-type="string">
            <text:p>Last Resort</text:p>
          </table:table-cell>
          <table:table-cell/>
          <table:table-cell table:formula="of:=COM.MICROSOFT.CONCAT(&quot;{ID:&quot;;&quot;&quot;&quot;&quot;;[.A11];&quot;&quot;&quot;&quot;;&quot;, &quot;; &quot;move:&quot;; &quot;&quot;&quot;&quot;; [.B11]; &quot;&quot;&quot;&quot;;&quot;},&quot;)" office:value-type="string" office:string-value="{ID:&quot;FLAREON&quot;, move:&quot;Last Resort&quot;}," calcext:value-type="string">
            <text:p>{ID:"FLAREON", move:"Last Resort"},</text:p>
          </table:table-cell>
        </table:table-row>
        <table:table-row table:style-name="ro1">
          <table:table-cell office:value-type="string" calcext:value-type="string">
            <text:p>ESPEON</text:p>
          </table:table-cell>
          <table:table-cell office:value-type="string" calcext:value-type="string">
            <text:p>Last Resort</text:p>
          </table:table-cell>
          <table:table-cell/>
          <table:table-cell table:formula="of:=COM.MICROSOFT.CONCAT(&quot;{ID:&quot;;&quot;&quot;&quot;&quot;;[.A12];&quot;&quot;&quot;&quot;;&quot;, &quot;; &quot;move:&quot;; &quot;&quot;&quot;&quot;; [.B12]; &quot;&quot;&quot;&quot;;&quot;},&quot;)" office:value-type="string" office:string-value="{ID:&quot;ESPEON&quot;, move:&quot;Last Resort&quot;}," calcext:value-type="string">
            <text:p>{ID:"ESPEON", move:"Last Resort"},</text:p>
          </table:table-cell>
        </table:table-row>
        <table:table-row table:style-name="ro1">
          <table:table-cell office:value-type="string" calcext:value-type="string">
            <text:p>UMBREON</text:p>
          </table:table-cell>
          <table:table-cell office:value-type="string" calcext:value-type="string">
            <text:p>Last Resort</text:p>
          </table:table-cell>
          <table:table-cell/>
          <table:table-cell table:formula="of:=COM.MICROSOFT.CONCAT(&quot;{ID:&quot;;&quot;&quot;&quot;&quot;;[.A13];&quot;&quot;&quot;&quot;;&quot;, &quot;; &quot;move:&quot;; &quot;&quot;&quot;&quot;; [.B13]; &quot;&quot;&quot;&quot;;&quot;},&quot;)" office:value-type="string" office:string-value="{ID:&quot;UMBREON&quot;, move:&quot;Last Resort&quot;}," calcext:value-type="string">
            <text:p>{ID:"UMBREON", move:"Last Resort"},</text:p>
          </table:table-cell>
        </table:table-row>
        <table:table-row table:style-name="ro1">
          <table:table-cell office:value-type="string" calcext:value-type="string">
            <text:p>LEAFEON</text:p>
          </table:table-cell>
          <table:table-cell office:value-type="string" calcext:value-type="string">
            <text:p>Last Resort</text:p>
          </table:table-cell>
          <table:table-cell/>
          <table:table-cell table:formula="of:=COM.MICROSOFT.CONCAT(&quot;{ID:&quot;;&quot;&quot;&quot;&quot;;[.A14];&quot;&quot;&quot;&quot;;&quot;, &quot;; &quot;move:&quot;; &quot;&quot;&quot;&quot;; [.B14]; &quot;&quot;&quot;&quot;;&quot;},&quot;)" office:value-type="string" office:string-value="{ID:&quot;LEAFEON&quot;, move:&quot;Last Resort&quot;}," calcext:value-type="string">
            <text:p>{ID:"LEAFEON", move:"Last Resort"},</text:p>
          </table:table-cell>
        </table:table-row>
        <table:table-row table:style-name="ro1">
          <table:table-cell office:value-type="string" calcext:value-type="string">
            <text:p>GLACEON</text:p>
          </table:table-cell>
          <table:table-cell office:value-type="string" calcext:value-type="string">
            <text:p>Last Resort</text:p>
          </table:table-cell>
          <table:table-cell/>
          <table:table-cell table:formula="of:=COM.MICROSOFT.CONCAT(&quot;{ID:&quot;;&quot;&quot;&quot;&quot;;[.A15];&quot;&quot;&quot;&quot;;&quot;, &quot;; &quot;move:&quot;; &quot;&quot;&quot;&quot;; [.B15]; &quot;&quot;&quot;&quot;;&quot;},&quot;)" office:value-type="string" office:string-value="{ID:&quot;GLACEON&quot;, move:&quot;Last Resort&quot;}," calcext:value-type="string">
            <text:p>{ID:"GLACEON", move:"Last Resort"},</text:p>
          </table:table-cell>
        </table:table-row>
        <table:table-row table:style-name="ro1">
          <table:table-cell office:value-type="string" calcext:value-type="string">
            <text:p>MEGANIUM</text:p>
          </table:table-cell>
          <table:table-cell office:value-type="string" calcext:value-type="string">
            <text:p>Frenzy Plant</text:p>
          </table:table-cell>
          <table:table-cell/>
          <table:table-cell table:formula="of:=COM.MICROSOFT.CONCAT(&quot;{ID:&quot;;&quot;&quot;&quot;&quot;;[.A16];&quot;&quot;&quot;&quot;;&quot;, &quot;; &quot;move:&quot;; &quot;&quot;&quot;&quot;; [.B16]; &quot;&quot;&quot;&quot;;&quot;},&quot;)" office:value-type="string" office:string-value="{ID:&quot;MEGANIUM&quot;, move:&quot;Frenzy Plant&quot;}," calcext:value-type="string">
            <text:p>{ID:"MEGANIUM", move:"Frenzy Plant"},</text:p>
          </table:table-cell>
        </table:table-row>
        <table:table-row table:style-name="ro1">
          <table:table-cell office:value-type="string" calcext:value-type="string">
            <text:p>METAGROSS</text:p>
          </table:table-cell>
          <table:table-cell office:value-type="string" calcext:value-type="string">
            <text:p>Meteor Mash</text:p>
          </table:table-cell>
          <table:table-cell/>
          <table:table-cell table:formula="of:=COM.MICROSOFT.CONCAT(&quot;{ID:&quot;;&quot;&quot;&quot;&quot;;[.A17];&quot;&quot;&quot;&quot;;&quot;, &quot;; &quot;move:&quot;; &quot;&quot;&quot;&quot;; [.B17]; &quot;&quot;&quot;&quot;;&quot;},&quot;)" office:value-type="string" office:string-value="{ID:&quot;METAGROSS&quot;, move:&quot;Meteor Mash&quot;}," calcext:value-type="string">
            <text:p>{ID:"METAGROSS", move:"Meteor Mash"},</text:p>
          </table:table-cell>
        </table:table-row>
        <table:table-row table:style-name="ro1">
          <table:table-cell office:value-type="string" calcext:value-type="string">
            <text:p>TYPHLOSION</text:p>
          </table:table-cell>
          <table:table-cell office:value-type="string" calcext:value-type="string">
            <text:p>Blast Burn</text:p>
          </table:table-cell>
          <table:table-cell/>
          <table:table-cell table:formula="of:=COM.MICROSOFT.CONCAT(&quot;{ID:&quot;;&quot;&quot;&quot;&quot;;[.A18];&quot;&quot;&quot;&quot;;&quot;, &quot;; &quot;move:&quot;; &quot;&quot;&quot;&quot;; [.B18]; &quot;&quot;&quot;&quot;;&quot;},&quot;)" office:value-type="string" office:string-value="{ID:&quot;TYPHLOSION&quot;, move:&quot;Blast Burn&quot;}," calcext:value-type="string">
            <text:p>{ID:"TYPHLOSION", move:"Blast Burn"},</text:p>
          </table:table-cell>
        </table:table-row>
        <table:table-row table:style-name="ro1">
          <table:table-cell office:value-type="string" calcext:value-type="string">
            <text:p>FERALIGATR</text:p>
          </table:table-cell>
          <table:table-cell office:value-type="string" calcext:value-type="string">
            <text:p>Hydro Cannon</text:p>
          </table:table-cell>
          <table:table-cell/>
          <table:table-cell table:formula="of:=COM.MICROSOFT.CONCAT(&quot;{ID:&quot;;&quot;&quot;&quot;&quot;;[.A19];&quot;&quot;&quot;&quot;;&quot;, &quot;; &quot;move:&quot;; &quot;&quot;&quot;&quot;; [.B19]; &quot;&quot;&quot;&quot;;&quot;},&quot;)" office:value-type="string" office:string-value="{ID:&quot;FERALIGATR&quot;, move:&quot;Hydro Cannon&quot;}," calcext:value-type="string">
            <text:p>{ID:"FERALIGATR", move:"Hydro Cannon"},</text:p>
          </table:table-cell>
        </table:table-row>
        <table:table-row table:style-name="ro1">
          <table:table-cell office:value-type="string" calcext:value-type="string">
            <text:p>MAMOSWINE</text:p>
          </table:table-cell>
          <table:table-cell office:value-type="string" calcext:value-type="string">
            <text:p>Ancient Power</text:p>
          </table:table-cell>
          <table:table-cell/>
          <table:table-cell table:formula="of:=COM.MICROSOFT.CONCAT(&quot;{ID:&quot;;&quot;&quot;&quot;&quot;;[.A20];&quot;&quot;&quot;&quot;;&quot;, &quot;; &quot;move:&quot;; &quot;&quot;&quot;&quot;; [.B20]; &quot;&quot;&quot;&quot;;&quot;},&quot;)" office:value-type="string" office:string-value="{ID:&quot;MAMOSWINE&quot;, move:&quot;Ancient Power&quot;}," calcext:value-type="string">
            <text:p>{ID:"MAMOSWINE", move:"Ancient Power"},</text:p>
          </table:table-cell>
        </table:table-row>
        <table:table-row table:style-name="ro1">
          <table:table-cell office:value-type="string" calcext:value-type="string">
            <text:p>SCEPTILE</text:p>
          </table:table-cell>
          <table:table-cell office:value-type="string" calcext:value-type="string">
            <text:p>Frenzy Plant</text:p>
          </table:table-cell>
          <table:table-cell/>
          <table:table-cell table:formula="of:=COM.MICROSOFT.CONCAT(&quot;{ID:&quot;;&quot;&quot;&quot;&quot;;[.A21];&quot;&quot;&quot;&quot;;&quot;, &quot;; &quot;move:&quot;; &quot;&quot;&quot;&quot;; [.B21]; &quot;&quot;&quot;&quot;;&quot;},&quot;)" office:value-type="string" office:string-value="{ID:&quot;SCEPTILE&quot;, move:&quot;Frenzy Plant&quot;}," calcext:value-type="string">
            <text:p>{ID:"SCEPTILE", move:"Frenzy Plant"},</text:p>
          </table:table-cell>
        </table:table-row>
        <table:table-row table:style-name="ro1">
          <table:table-cell office:value-type="string" calcext:value-type="string">
            <text:p>SALAMENCE</text:p>
          </table:table-cell>
          <table:table-cell office:value-type="string" calcext:value-type="string">
            <text:p>Outrage</text:p>
          </table:table-cell>
          <table:table-cell/>
          <table:table-cell table:formula="of:=COM.MICROSOFT.CONCAT(&quot;{ID:&quot;;&quot;&quot;&quot;&quot;;[.A22];&quot;&quot;&quot;&quot;;&quot;, &quot;; &quot;move:&quot;; &quot;&quot;&quot;&quot;; [.B22]; &quot;&quot;&quot;&quot;;&quot;},&quot;)" office:value-type="string" office:string-value="{ID:&quot;SALAMENCE&quot;, move:&quot;Outrage&quot;}," calcext:value-type="string">
            <text:p>{ID:"SALAMENCE", move:"Outrage"},</text:p>
          </table:table-cell>
        </table:table-row>
        <table:table-row table:style-name="ro1">
          <table:table-cell office:value-type="string" calcext:value-type="string">
            <text:p>BLAZIKEN</text:p>
          </table:table-cell>
          <table:table-cell office:value-type="string" calcext:value-type="string">
            <text:p>Blast Burn</text:p>
          </table:table-cell>
          <table:table-cell/>
          <table:table-cell table:formula="of:=COM.MICROSOFT.CONCAT(&quot;{ID:&quot;;&quot;&quot;&quot;&quot;;[.A23];&quot;&quot;&quot;&quot;;&quot;, &quot;; &quot;move:&quot;; &quot;&quot;&quot;&quot;; [.B23]; &quot;&quot;&quot;&quot;;&quot;},&quot;)" office:value-type="string" office:string-value="{ID:&quot;BLAZIKEN&quot;, move:&quot;Blast Burn&quot;}," calcext:value-type="string">
            <text:p>{ID:"BLAZIKEN", move:"Blast Burn"},</text:p>
          </table:table-cell>
        </table:table-row>
        <table:table-row table:style-name="ro1">
          <table:table-cell office:value-type="string" calcext:value-type="string">
            <text:p>SLAKING</text:p>
          </table:table-cell>
          <table:table-cell office:value-type="string" calcext:value-type="string">
            <text:p>Body Slam</text:p>
          </table:table-cell>
          <table:table-cell/>
          <table:table-cell table:formula="of:=COM.MICROSOFT.CONCAT(&quot;{ID:&quot;;&quot;&quot;&quot;&quot;;[.A24];&quot;&quot;&quot;&quot;;&quot;, &quot;; &quot;move:&quot;; &quot;&quot;&quot;&quot;; [.B24]; &quot;&quot;&quot;&quot;;&quot;},&quot;)" office:value-type="string" office:string-value="{ID:&quot;SLAKING&quot;, move:&quot;Body Slam&quot;}," calcext:value-type="string">
            <text:p>{ID:"SLAKING", move:"Body Slam"},</text:p>
          </table:table-cell>
        </table:table-row>
        <table:table-row table:style-name="ro1">
          <table:table-cell office:value-type="string" calcext:value-type="string">
            <text:p>SWAMPERT</text:p>
          </table:table-cell>
          <table:table-cell office:value-type="string" calcext:value-type="string">
            <text:p>Hydro Cannon</text:p>
          </table:table-cell>
          <table:table-cell/>
          <table:table-cell table:formula="of:=COM.MICROSOFT.CONCAT(&quot;{ID:&quot;;&quot;&quot;&quot;&quot;;[.A25];&quot;&quot;&quot;&quot;;&quot;, &quot;; &quot;move:&quot;; &quot;&quot;&quot;&quot;; [.B25]; &quot;&quot;&quot;&quot;;&quot;},&quot;)" office:value-type="string" office:string-value="{ID:&quot;SWAMPERT&quot;, move:&quot;Hydro Cannon&quot;}," calcext:value-type="string">
            <text:p>{ID:"SWAMPERT", move:"Hydro Cannon"},</text:p>
          </table:table-cell>
        </table:table-row>
        <table:table-row table:style-name="ro1">
          <table:table-cell office:value-type="string" calcext:value-type="string">
            <text:p>GARDEVOIR</text:p>
          </table:table-cell>
          <table:table-cell office:value-type="string" calcext:value-type="string">
            <text:p>Synchronoise</text:p>
          </table:table-cell>
          <table:table-cell/>
          <table:table-cell table:formula="of:=COM.MICROSOFT.CONCAT(&quot;{ID:&quot;;&quot;&quot;&quot;&quot;;[.A26];&quot;&quot;&quot;&quot;;&quot;, &quot;; &quot;move:&quot;; &quot;&quot;&quot;&quot;; [.B26]; &quot;&quot;&quot;&quot;;&quot;},&quot;)" office:value-type="string" office:string-value="{ID:&quot;GARDEVOIR&quot;, move:&quot;Synchronoise&quot;}," calcext:value-type="string">
            <text:p>{ID:"GARDEVOIR", move:"Synchronoise"},</text:p>
          </table:table-cell>
        </table:table-row>
        <table:table-row table:style-name="ro1">
          <table:table-cell office:value-type="string" calcext:value-type="string">
            <text:p>GALLADE</text:p>
          </table:table-cell>
          <table:table-cell office:value-type="string" calcext:value-type="string">
            <text:p>Synchronoise</text:p>
          </table:table-cell>
          <table:table-cell/>
          <table:table-cell table:formula="of:=COM.MICROSOFT.CONCAT(&quot;{ID:&quot;;&quot;&quot;&quot;&quot;;[.A27];&quot;&quot;&quot;&quot;;&quot;, &quot;; &quot;move:&quot;; &quot;&quot;&quot;&quot;; [.B27]; &quot;&quot;&quot;&quot;;&quot;},&quot;)" office:value-type="string" office:string-value="{ID:&quot;GALLADE&quot;, move:&quot;Synchronoise&quot;}," calcext:value-type="string">
            <text:p>{ID:"GALLADE", move:"Synchronoise"},</text:p>
          </table:table-cell>
        </table:table-row>
        <table:table-row table:style-name="ro1">
          <table:table-cell office:value-type="string" calcext:value-type="string">
            <text:p>TORTERRA</text:p>
          </table:table-cell>
          <table:table-cell office:value-type="string" calcext:value-type="string">
            <text:p>Frenzy Plant</text:p>
          </table:table-cell>
          <table:table-cell/>
          <table:table-cell table:formula="of:=COM.MICROSOFT.CONCAT(&quot;{ID:&quot;;&quot;&quot;&quot;&quot;;[.A28];&quot;&quot;&quot;&quot;;&quot;, &quot;; &quot;move:&quot;; &quot;&quot;&quot;&quot;; [.B28]; &quot;&quot;&quot;&quot;;&quot;},&quot;)" office:value-type="string" office:string-value="{ID:&quot;TORTERRA&quot;, move:&quot;Frenzy Plant&quot;}," calcext:value-type="string">
            <text:p>{ID:"TORTERRA", move:"Frenzy Plant"},</text:p>
          </table:table-cell>
        </table:table-row>
        <table:table-row table:style-name="ro1">
          <table:table-cell office:value-type="string" calcext:value-type="string">
            <text:p>FLYGON</text:p>
          </table:table-cell>
          <table:table-cell office:value-type="string" calcext:value-type="string">
            <text:p>Earth Power</text:p>
          </table:table-cell>
          <table:table-cell/>
          <table:table-cell table:formula="of:=COM.MICROSOFT.CONCAT(&quot;{ID:&quot;;&quot;&quot;&quot;&quot;;[.A29];&quot;&quot;&quot;&quot;;&quot;, &quot;; &quot;move:&quot;; &quot;&quot;&quot;&quot;; [.B29]; &quot;&quot;&quot;&quot;;&quot;},&quot;)" office:value-type="string" office:string-value="{ID:&quot;FLYGON&quot;, move:&quot;Earth Power&quot;}," calcext:value-type="string">
            <text:p>{ID:"FLYGON", move:"Earth Power"},</text:p>
          </table:table-cell>
        </table:table-row>
        <table:table-row table:style-name="ro1">
          <table:table-cell office:value-type="string" calcext:value-type="string">
            <text:p>INFERNAPE</text:p>
          </table:table-cell>
          <table:table-cell office:value-type="string" calcext:value-type="string">
            <text:p>Blast Burn</text:p>
          </table:table-cell>
          <table:table-cell/>
          <table:table-cell table:formula="of:=COM.MICROSOFT.CONCAT(&quot;{ID:&quot;;&quot;&quot;&quot;&quot;;[.A30];&quot;&quot;&quot;&quot;;&quot;, &quot;; &quot;move:&quot;; &quot;&quot;&quot;&quot;; [.B30]; &quot;&quot;&quot;&quot;;&quot;},&quot;)" office:value-type="string" office:string-value="{ID:&quot;INFERNAPE&quot;, move:&quot;Blast Burn&quot;}," calcext:value-type="string">
            <text:p>{ID:"INFERNAPE", move:"Blast Burn"},</text:p>
          </table:table-cell>
        </table:table-row>
        <table:table-row table:style-name="ro1">
          <table:table-cell office:value-type="string" calcext:value-type="string">
            <text:p>EMPOLEON</text:p>
          </table:table-cell>
          <table:table-cell office:value-type="string" calcext:value-type="string">
            <text:p>Hydro Cannon</text:p>
          </table:table-cell>
          <table:table-cell/>
          <table:table-cell table:formula="of:=COM.MICROSOFT.CONCAT(&quot;{ID:&quot;;&quot;&quot;&quot;&quot;;[.A31];&quot;&quot;&quot;&quot;;&quot;, &quot;; &quot;move:&quot;; &quot;&quot;&quot;&quot;; [.B31]; &quot;&quot;&quot;&quot;;&quot;},&quot;)" office:value-type="string" office:string-value="{ID:&quot;EMPOLEON&quot;, move:&quot;Hydro Cannon&quot;}," calcext:value-type="string">
            <text:p>{ID:"EMPOLEON", move:"Hydro Cannon"},</text:p>
          </table:table-cell>
        </table:table-row>
        <table:table-row table:style-name="ro1">
          <table:table-cell office:value-type="string" calcext:value-type="string">
            <text:p>RHYPERIOR</text:p>
          </table:table-cell>
          <table:table-cell office:value-type="string" calcext:value-type="string">
            <text:p>Rock Wrecker</text:p>
          </table:table-cell>
          <table:table-cell/>
          <table:table-cell table:formula="of:=COM.MICROSOFT.CONCAT(&quot;{ID:&quot;;&quot;&quot;&quot;&quot;;[.A32];&quot;&quot;&quot;&quot;;&quot;, &quot;; &quot;move:&quot;; &quot;&quot;&quot;&quot;; [.B32]; &quot;&quot;&quot;&quot;;&quot;},&quot;)" office:value-type="string" office:string-value="{ID:&quot;RHYPERIOR&quot;, move:&quot;Rock Wrecker&quot;}," calcext:value-type="string">
            <text:p>{ID:"RHYPERIOR", move:"Rock Wrecker"},</text:p>
          </table:table-cell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Counter</text:p>
          </table:table-cell>
          <table:table-cell/>
          <table:table-cell table:formula="of:=COM.MICROSOFT.CONCAT(&quot;{ID:&quot;;&quot;&quot;&quot;&quot;;[.A33];&quot;&quot;&quot;&quot;;&quot;, &quot;; &quot;move:&quot;; &quot;&quot;&quot;&quot;; [.B33]; &quot;&quot;&quot;&quot;;&quot;},&quot;)" office:value-type="string" office:string-value="{ID:&quot;ALAKAZAM&quot;, move:&quot;Counter&quot;}," calcext:value-type="string">
            <text:p>{ID:"ALAKAZAM", move:"Counter"},</text:p>
          </table:table-cell>
        </table:table-row>
        <table:table-row table:style-name="ro1">
          <table:table-cell office:value-type="string" calcext:value-type="string">
            <text:p>SHIFTRY</text:p>
          </table:table-cell>
          <table:table-cell office:value-type="string" calcext:value-type="string">
            <text:p>Bullet Seed</text:p>
          </table:table-cell>
          <table:table-cell/>
          <table:table-cell table:formula="of:=COM.MICROSOFT.CONCAT(&quot;{ID:&quot;;&quot;&quot;&quot;&quot;;[.A34];&quot;&quot;&quot;&quot;;&quot;, &quot;; &quot;move:&quot;; &quot;&quot;&quot;&quot;; [.B34]; &quot;&quot;&quot;&quot;;&quot;},&quot;)" office:value-type="string" office:string-value="{ID:&quot;SHIFTRY&quot;, move:&quot;Bullet Seed&quot;}," calcext:value-type="string">
            <text:p>{ID:"SHIFTRY", move:"Bullet Seed"},</text:p>
          </table:table-cell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Drill Run</text:p>
          </table:table-cell>
          <table:table-cell/>
          <table:table-cell table:formula="of:=COM.MICROSOFT.CONCAT(&quot;{ID:&quot;;&quot;&quot;&quot;&quot;;[.A35];&quot;&quot;&quot;&quot;;&quot;, &quot;; &quot;move:&quot;; &quot;&quot;&quot;&quot;; [.B35]; &quot;&quot;&quot;&quot;;&quot;},&quot;)" office:value-type="string" office:string-value="{ID:&quot;BEEDRILL&quot;, move:&quot;Drill Run&quot;}," calcext:value-type="string">
            <text:p>{ID:"BEEDRILL", move:"Drill Run"},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Shadow Punch</text:p>
          </table:table-cell>
          <table:table-cell/>
          <table:table-cell table:formula="of:=COM.MICROSOFT.CONCAT(&quot;{ID:&quot;;&quot;&quot;&quot;&quot;;[.A36];&quot;&quot;&quot;&quot;;&quot;, &quot;; &quot;move:&quot;; &quot;&quot;&quot;&quot;; [.B36]; &quot;&quot;&quot;&quot;;&quot;},&quot;)" office:value-type="string" office:string-value="{ID:&quot;GENGAR&quot;, move:&quot;Shadow Punch&quot;}," calcext:value-type="string">
            <text:p>{ID:"GENGAR", move:"Shadow Punch"},</text:p>
          </table:table-cell>
        </table:table-row>
        <table:table-row table:style-name="ro1">
          <table:table-cell office:value-type="string" calcext:value-type="string">
            <text:p>GYARADOS</text:p>
          </table:table-cell>
          <table:table-cell office:value-type="string" calcext:value-type="string">
            <text:p>Aqua Tail</text:p>
          </table:table-cell>
          <table:table-cell/>
          <table:table-cell table:formula="of:=COM.MICROSOFT.CONCAT(&quot;{ID:&quot;;&quot;&quot;&quot;&quot;;[.A37];&quot;&quot;&quot;&quot;;&quot;, &quot;; &quot;move:&quot;; &quot;&quot;&quot;&quot;; [.B37]; &quot;&quot;&quot;&quot;;&quot;},&quot;)" office:value-type="string" office:string-value="{ID:&quot;GYARADOS&quot;, move:&quot;Aqua Tail&quot;}," calcext:value-type="string">
            <text:p>{ID:"GYARADOS", move:"Aqua Tail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38];&quot;&quot;&quot;&quot;;&quot;, &quot;; &quot;move:&quot;; &quot;&quot;&quot;&quot;; [.B38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39];&quot;&quot;&quot;&quot;;&quot;, &quot;; &quot;move:&quot;; &quot;&quot;&quot;&quot;; [.B39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Lick</text:p>
          </table:table-cell>
          <table:table-cell/>
          <table:table-cell table:formula="of:=COM.MICROSOFT.CONCAT(&quot;{ID:&quot;;&quot;&quot;&quot;&quot;;[.A40];&quot;&quot;&quot;&quot;;&quot;, &quot;; &quot;move:&quot;; &quot;&quot;&quot;&quot;; [.B40]; &quot;&quot;&quot;&quot;;&quot;},&quot;)" office:value-type="string" office:string-value="{ID:&quot;GENGAR&quot;, move:&quot;Lick&quot;}," calcext:value-type="string">
            <text:p>{ID:"GENGAR", move:"Lick"},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Psychic</text:p>
          </table:table-cell>
          <table:table-cell/>
          <table:table-cell table:formula="of:=COM.MICROSOFT.CONCAT(&quot;{ID:&quot;;&quot;&quot;&quot;&quot;;[.A41];&quot;&quot;&quot;&quot;;&quot;, &quot;; &quot;move:&quot;; &quot;&quot;&quot;&quot;; [.B41]; &quot;&quot;&quot;&quot;;&quot;},&quot;)" office:value-type="string" office:string-value="{ID:&quot;GENGAR&quot;, move:&quot;Psychic&quot;}," calcext:value-type="string">
            <text:p>{ID:"GENGAR", move:"Psychic"},</text:p>
          </table:table-cell>
        </table:table-row>
        <table:table-row table:style-name="ro1">
          <table:table-cell office:value-type="string" calcext:value-type="string">
            <text:p>COBALION</text:p>
          </table:table-cell>
          <table:table-cell office:value-type="string" calcext:value-type="string">
            <text:p>Sacred Sword</text:p>
          </table:table-cell>
          <table:table-cell/>
          <table:table-cell table:formula="of:=COM.MICROSOFT.CONCAT(&quot;{ID:&quot;;&quot;&quot;&quot;&quot;;[.A42];&quot;&quot;&quot;&quot;;&quot;, &quot;; &quot;move:&quot;; &quot;&quot;&quot;&quot;; [.B42]; &quot;&quot;&quot;&quot;;&quot;},&quot;)" office:value-type="string" office:string-value="{ID:&quot;COBALION&quot;, move:&quot;Sacred Sword&quot;}," calcext:value-type="string">
            <text:p>{ID:"COBALION", move:"Sacred Sword"},</text:p>
          </table:table-cell>
        </table:table-row>
        <table:table-row table:style-name="ro1">
          <table:table-cell office:value-type="string" calcext:value-type="string">
            <text:p>LICKITUNG</text:p>
          </table:table-cell>
          <table:table-cell office:value-type="string" calcext:value-type="string">
            <text:p>Body Slam</text:p>
          </table:table-cell>
          <table:table-cell/>
          <table:table-cell table:formula="of:=COM.MICROSOFT.CONCAT(&quot;{ID:&quot;;&quot;&quot;&quot;&quot;;[.A43];&quot;&quot;&quot;&quot;;&quot;, &quot;; &quot;move:&quot;; &quot;&quot;&quot;&quot;; [.B43]; &quot;&quot;&quot;&quot;;&quot;},&quot;)" office:value-type="string" office:string-value="{ID:&quot;LICKITUNG&quot;, move:&quot;Body Slam&quot;}," calcext:value-type="string">
            <text:p>{ID:"LICKITUNG", move:"Body Slam"},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Psystrike</text:p>
          </table:table-cell>
          <table:table-cell/>
          <table:table-cell table:formula="of:=COM.MICROSOFT.CONCAT(&quot;{ID:&quot;;&quot;&quot;&quot;&quot;;[.A44];&quot;&quot;&quot;&quot;;&quot;, &quot;; &quot;move:&quot;; &quot;&quot;&quot;&quot;; [.B44]; &quot;&quot;&quot;&quot;;&quot;},&quot;)" office:value-type="string" office:string-value="{ID:&quot;MEWTWO&quot;, move:&quot;Psystrike&quot;}," calcext:value-type="string">
            <text:p>{ID:"MEWTWO", move:"Psystrike"},</text:p>
          </table:table-cell>
        </table:table-row>
        <table:table-row table:style-name="ro1">
          <table:table-cell office:value-type="string" calcext:value-type="string">
            <text:p>MEWTWO_A</text:p>
          </table:table-cell>
          <table:table-cell office:value-type="string" calcext:value-type="string">
            <text:p>Psystrike</text:p>
          </table:table-cell>
          <table:table-cell/>
          <table:table-cell table:formula="of:=COM.MICROSOFT.CONCAT(&quot;{ID:&quot;;&quot;&quot;&quot;&quot;;[.A45];&quot;&quot;&quot;&quot;;&quot;, &quot;; &quot;move:&quot;; &quot;&quot;&quot;&quot;; [.B45]; &quot;&quot;&quot;&quot;;&quot;},&quot;)" office:value-type="string" office:string-value="{ID:&quot;MEWTWO_A&quot;, move:&quot;Psystrike&quot;}," calcext:value-type="string">
            <text:p>{ID:"MEWTWO_A", move:"Psystrike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46];&quot;&quot;&quot;&quot;;&quot;, &quot;; &quot;move:&quot;; &quot;&quot;&quot;&quot;; [.B46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47];&quot;&quot;&quot;&quot;;&quot;, &quot;; &quot;move:&quot;; &quot;&quot;&quot;&quot;; [.B47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48];&quot;&quot;&quot;&quot;;&quot;, &quot;; &quot;move:&quot;; &quot;&quot;&quot;&quot;; [.B48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49];&quot;&quot;&quot;&quot;;&quot;, &quot;; &quot;move:&quot;; &quot;&quot;&quot;&quot;; [.B49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0];&quot;&quot;&quot;&quot;;&quot;, &quot;; &quot;move:&quot;; &quot;&quot;&quot;&quot;; [.B50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1];&quot;&quot;&quot;&quot;;&quot;, &quot;; &quot;move:&quot;; &quot;&quot;&quot;&quot;; [.B51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2];&quot;&quot;&quot;&quot;;&quot;, &quot;; &quot;move:&quot;; &quot;&quot;&quot;&quot;; [.B52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3];&quot;&quot;&quot;&quot;;&quot;, &quot;; &quot;move:&quot;; &quot;&quot;&quot;&quot;; [.B53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4];&quot;&quot;&quot;&quot;;&quot;, &quot;; &quot;move:&quot;; &quot;&quot;&quot;&quot;; [.B54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5];&quot;&quot;&quot;&quot;;&quot;, &quot;; &quot;move:&quot;; &quot;&quot;&quot;&quot;; [.B55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6];&quot;&quot;&quot;&quot;;&quot;, &quot;; &quot;move:&quot;; &quot;&quot;&quot;&quot;; [.B56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7];&quot;&quot;&quot;&quot;;&quot;, &quot;; &quot;move:&quot;; &quot;&quot;&quot;&quot;; [.B57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8];&quot;&quot;&quot;&quot;;&quot;, &quot;; &quot;move:&quot;; &quot;&quot;&quot;&quot;; [.B58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9];&quot;&quot;&quot;&quot;;&quot;, &quot;; &quot;move:&quot;; &quot;&quot;&quot;&quot;; [.B59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0];&quot;&quot;&quot;&quot;;&quot;, &quot;; &quot;move:&quot;; &quot;&quot;&quot;&quot;; [.B60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1];&quot;&quot;&quot;&quot;;&quot;, &quot;; &quot;move:&quot;; &quot;&quot;&quot;&quot;; [.B61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2];&quot;&quot;&quot;&quot;;&quot;, &quot;; &quot;move:&quot;; &quot;&quot;&quot;&quot;; [.B62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3];&quot;&quot;&quot;&quot;;&quot;, &quot;; &quot;move:&quot;; &quot;&quot;&quot;&quot;; [.B63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4];&quot;&quot;&quot;&quot;;&quot;, &quot;; &quot;move:&quot;; &quot;&quot;&quot;&quot;; [.B64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5];&quot;&quot;&quot;&quot;;&quot;, &quot;; &quot;move:&quot;; &quot;&quot;&quot;&quot;; [.B65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6];&quot;&quot;&quot;&quot;;&quot;, &quot;; &quot;move:&quot;; &quot;&quot;&quot;&quot;; [.B66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7];&quot;&quot;&quot;&quot;;&quot;, &quot;; &quot;move:&quot;; &quot;&quot;&quot;&quot;; [.B67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8];&quot;&quot;&quot;&quot;;&quot;, &quot;; &quot;move:&quot;; &quot;&quot;&quot;&quot;; [.B68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9];&quot;&quot;&quot;&quot;;&quot;, &quot;; &quot;move:&quot;; &quot;&quot;&quot;&quot;; [.B69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0];&quot;&quot;&quot;&quot;;&quot;, &quot;; &quot;move:&quot;; &quot;&quot;&quot;&quot;; [.B70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1];&quot;&quot;&quot;&quot;;&quot;, &quot;; &quot;move:&quot;; &quot;&quot;&quot;&quot;; [.B71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2];&quot;&quot;&quot;&quot;;&quot;, &quot;; &quot;move:&quot;; &quot;&quot;&quot;&quot;; [.B72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3];&quot;&quot;&quot;&quot;;&quot;, &quot;; &quot;move:&quot;; &quot;&quot;&quot;&quot;; [.B73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4];&quot;&quot;&quot;&quot;;&quot;, &quot;; &quot;move:&quot;; &quot;&quot;&quot;&quot;; [.B74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5];&quot;&quot;&quot;&quot;;&quot;, &quot;; &quot;move:&quot;; &quot;&quot;&quot;&quot;; [.B75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6];&quot;&quot;&quot;&quot;;&quot;, &quot;; &quot;move:&quot;; &quot;&quot;&quot;&quot;; [.B76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7];&quot;&quot;&quot;&quot;;&quot;, &quot;; &quot;move:&quot;; &quot;&quot;&quot;&quot;; [.B77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8];&quot;&quot;&quot;&quot;;&quot;, &quot;; &quot;move:&quot;; &quot;&quot;&quot;&quot;; [.B78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9];&quot;&quot;&quot;&quot;;&quot;, &quot;; &quot;move:&quot;; &quot;&quot;&quot;&quot;; [.B79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0];&quot;&quot;&quot;&quot;;&quot;, &quot;; &quot;move:&quot;; &quot;&quot;&quot;&quot;; [.B80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1];&quot;&quot;&quot;&quot;;&quot;, &quot;; &quot;move:&quot;; &quot;&quot;&quot;&quot;; [.B81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2];&quot;&quot;&quot;&quot;;&quot;, &quot;; &quot;move:&quot;; &quot;&quot;&quot;&quot;; [.B82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3];&quot;&quot;&quot;&quot;;&quot;, &quot;; &quot;move:&quot;; &quot;&quot;&quot;&quot;; [.B83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4];&quot;&quot;&quot;&quot;;&quot;, &quot;; &quot;move:&quot;; &quot;&quot;&quot;&quot;; [.B84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5];&quot;&quot;&quot;&quot;;&quot;, &quot;; &quot;move:&quot;; &quot;&quot;&quot;&quot;; [.B85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6];&quot;&quot;&quot;&quot;;&quot;, &quot;; &quot;move:&quot;; &quot;&quot;&quot;&quot;; [.B86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7];&quot;&quot;&quot;&quot;;&quot;, &quot;; &quot;move:&quot;; &quot;&quot;&quot;&quot;; [.B87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8];&quot;&quot;&quot;&quot;;&quot;, &quot;; &quot;move:&quot;; &quot;&quot;&quot;&quot;; [.B88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9];&quot;&quot;&quot;&quot;;&quot;, &quot;; &quot;move:&quot;; &quot;&quot;&quot;&quot;; [.B89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90];&quot;&quot;&quot;&quot;;&quot;, &quot;; &quot;move:&quot;; &quot;&quot;&quot;&quot;; [.B90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91];&quot;&quot;&quot;&quot;;&quot;, &quot;; &quot;move:&quot;; &quot;&quot;&quot;&quot;; [.B91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92];&quot;&quot;&quot;&quot;;&quot;, &quot;; &quot;move:&quot;; &quot;&quot;&quot;&quot;; [.B92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93];&quot;&quot;&quot;&quot;;&quot;, &quot;; &quot;move:&quot;; &quot;&quot;&quot;&quot;; [.B93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94];&quot;&quot;&quot;&quot;;&quot;, &quot;; &quot;move:&quot;; &quot;&quot;&quot;&quot;; [.B94]; &quot;&quot;&quot;&quot;;&quot;},&quot;)" office:value-type="string" office:string-value="{ID:&quot;&quot;, move:&quot;&quot;}," calcext:value-type="string">
            <text:p>{ID:"", move:""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5:36:07.283218131</meta:creation-date>
    <dc:date>2020-08-12T16:07:39.888454742</dc:date>
    <meta:editing-duration>PT19M26S</meta:editing-duration>
    <meta:editing-cycles>2</meta:editing-cycles>
    <meta:generator>LibreOffice/6.1.6.3$Linux_X86_64 LibreOffice_project/10$Build-3</meta:generator>
    <meta:document-statistic meta:table-count="1" meta:cell-count="180" meta:object-count="0"/>
  </office:meta>
</office:document-meta>
</file>